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19de" officeooo:paragraph-rsid="000719de"/>
    </style:style>
    <style:style style:name="P2" style:family="paragraph" style:parent-style-name="Text_20_body">
      <style:paragraph-properties fo:margin-top="0cm" fo:margin-bottom="0cm" loext:contextual-spacing="false"/>
    </style:style>
    <style:style style:name="P3" style:family="paragraph" style:parent-style-name="Text_20_body" style:list-style-name="L1">
      <style:text-properties officeooo:paragraph-rsid="000cffaa"/>
    </style:style>
    <style:style style:name="P4" style:family="paragraph" style:parent-style-name="Text_20_body" style:list-style-name="L1">
      <style:text-properties officeooo:paragraph-rsid="000f4b66"/>
    </style:style>
    <style:style style:name="P5" style:family="paragraph" style:parent-style-name="Text_20_body">
      <style:text-properties officeooo:rsid="000719de" officeooo:paragraph-rsid="000719de"/>
    </style:style>
    <style:style style:name="P6" style:family="paragraph" style:parent-style-name="Text_20_body" style:list-style-name="L1">
      <style:text-properties officeooo:rsid="0010226c" officeooo:paragraph-rsid="0010226c"/>
    </style:style>
    <style:style style:name="P7" style:family="paragraph" style:parent-style-name="Text_20_body">
      <style:text-properties fo:font-size="14pt" fo:font-weight="bold" officeooo:rsid="0010226c" officeooo:paragraph-rsid="0010226c" style:font-size-asian="14pt" style:font-weight-asian="bold" style:font-size-complex="14pt" style:font-weight-complex="bold"/>
    </style:style>
    <style:style style:name="P8" style:family="paragraph" style:parent-style-name="Text_20_body" style:list-style-name="L1">
      <style:paragraph-properties fo:margin-top="0cm" fo:margin-bottom="0cm" loext:contextual-spacing="false"/>
      <style:text-properties officeooo:rsid="000719de" officeooo:paragraph-rsid="0007f1ab"/>
    </style:style>
    <style:style style:name="P9" style:family="paragraph" style:parent-style-name="Text_20_body" style:list-style-name="L1">
      <style:paragraph-properties fo:margin-top="0cm" fo:margin-bottom="0cm" loext:contextual-spacing="false"/>
      <style:text-properties officeooo:rsid="0007f1ab" officeooo:paragraph-rsid="0007f1ab"/>
    </style:style>
    <style:style style:name="P10" style:family="paragraph" style:parent-style-name="Text_20_body" style:list-style-name="L1">
      <style:paragraph-properties fo:margin-top="0cm" fo:margin-bottom="0cm" loext:contextual-spacing="false"/>
    </style:style>
    <style:style style:name="P11" style:family="paragraph" style:parent-style-name="Text_20_body" style:list-style-name="L1">
      <style:paragraph-properties fo:margin-top="0cm" fo:margin-bottom="0cm" loext:contextual-spacing="false"/>
      <style:text-properties officeooo:rsid="00094fd5" officeooo:paragraph-rsid="00094fd5"/>
    </style:style>
    <style:style style:name="P12" style:family="paragraph" style:parent-style-name="Text_20_body" style:list-style-name="L1">
      <style:paragraph-properties fo:margin-top="0cm" fo:margin-bottom="0cm" loext:contextual-spacing="false"/>
      <style:text-properties officeooo:rsid="0009b9ff" officeooo:paragraph-rsid="0009b9ff"/>
    </style:style>
    <style:style style:name="P13" style:family="paragraph" style:parent-style-name="Text_20_body" style:list-style-name="L1">
      <style:paragraph-properties fo:margin-top="0cm" fo:margin-bottom="0cm" loext:contextual-spacing="false"/>
      <style:text-properties officeooo:rsid="000b358a" officeooo:paragraph-rsid="000b358a"/>
    </style:style>
    <style:style style:name="P14" style:family="paragraph" style:parent-style-name="Text_20_body" style:list-style-name="L1">
      <style:paragraph-properties fo:margin-top="0cm" fo:margin-bottom="0cm" loext:contextual-spacing="false"/>
      <style:text-properties fo:font-weight="bold" officeooo:rsid="000d09b7" officeooo:paragraph-rsid="000d09b7" style:font-weight-asian="bold" style:font-weight-complex="bold"/>
    </style:style>
    <style:style style:name="P15" style:family="paragraph" style:parent-style-name="Text_20_body" style:list-style-name="L1">
      <style:paragraph-properties fo:margin-top="0cm" fo:margin-bottom="0cm" loext:contextual-spacing="false"/>
      <style:text-properties fo:font-weight="bold" officeooo:rsid="000b358a" officeooo:paragraph-rsid="000b358a" style:font-weight-asian="bold" style:font-weight-complex="bold"/>
    </style:style>
    <style:style style:name="P16" style:family="paragraph" style:parent-style-name="Text_20_body" style:list-style-name="L1">
      <style:paragraph-properties fo:margin-top="0cm" fo:margin-bottom="0cm" loext:contextual-spacing="false"/>
      <style:text-properties fo:font-weight="bold" officeooo:rsid="000cffaa" officeooo:paragraph-rsid="000cffaa" style:font-weight-asian="bold" style:font-weight-complex="bold"/>
    </style:style>
    <style:style style:name="P17" style:family="paragraph" style:parent-style-name="Text_20_body" style:list-style-name="L1">
      <style:paragraph-properties fo:margin-top="0cm" fo:margin-bottom="0cm" loext:contextual-spacing="false"/>
      <style:text-properties officeooo:rsid="000d09b7" officeooo:paragraph-rsid="000d09b7"/>
    </style:style>
    <style:style style:name="P18" style:family="paragraph" style:parent-style-name="Text_20_body" style:list-style-name="L1">
      <style:paragraph-properties fo:margin-top="0cm" fo:margin-bottom="0cm" loext:contextual-spacing="false"/>
      <style:text-properties officeooo:rsid="000e10f3" officeooo:paragraph-rsid="000e10f3"/>
    </style:style>
    <style:style style:name="P19" style:family="paragraph" style:parent-style-name="Text_20_body" style:list-style-name="L1">
      <style:paragraph-properties fo:margin-top="0cm" fo:margin-bottom="0cm" loext:contextual-spacing="false"/>
      <style:text-properties officeooo:rsid="000c246f" officeooo:paragraph-rsid="000c246f"/>
    </style:style>
    <style:style style:name="P20" style:family="paragraph" style:parent-style-name="Text_20_body" style:list-style-name="L1">
      <style:paragraph-properties fo:margin-top="0cm" fo:margin-bottom="0cm" loext:contextual-spacing="false"/>
      <style:text-properties officeooo:rsid="0010226c" officeooo:paragraph-rsid="0010226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4fd5" style:font-weight-asian="bold" style:font-weight-complex="bold"/>
    </style:style>
    <style:style style:name="T3" style:family="text">
      <style:text-properties fo:font-weight="bold" officeooo:rsid="000b358a" style:font-weight-asian="bold" style:font-weight-complex="bold"/>
    </style:style>
    <style:style style:name="T4" style:family="text">
      <style:text-properties fo:font-weight="bold" officeooo:rsid="0009b9ff" style:font-weight-asian="bold" style:font-weight-complex="bold"/>
    </style:style>
    <style:style style:name="T5" style:family="text">
      <style:text-properties fo:font-weight="bold" officeooo:rsid="000d09b7" style:font-weight-asian="bold" style:font-weight-complex="bold"/>
    </style:style>
    <style:style style:name="T6" style:family="text">
      <style:text-properties fo:font-weight="bold" officeooo:rsid="000e10f3" style:font-weight-asian="bold" style:font-weight-complex="bold"/>
    </style:style>
    <style:style style:name="T7" style:family="text">
      <style:text-properties style:text-position="0% 100%"/>
    </style:style>
    <style:style style:name="T8" style:family="text">
      <style:text-properties style:text-position="0% 100%"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style:text-position="0% 100%" fo:font-weight="normal" style:font-weight-asian="normal" style:font-weight-complex="normal"/>
    </style:style>
    <style:style style:name="T10" style:family="text">
      <style:text-properties style:text-position="0% 100%" fo:font-weight="normal" officeooo:rsid="0010226c" style:font-weight-asian="normal" style:font-weight-complex="normal"/>
    </style:style>
    <style:style style:name="T11" style:family="text">
      <style:text-properties officeooo:rsid="00094fd5"/>
    </style:style>
    <style:style style:name="T12" style:family="text">
      <style:text-properties officeooo:rsid="000e10f3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10226c"/>
    </style:style>
    <style:style style:name="T15" style:family="text">
      <style:text-properties style:text-position="super 58%"/>
    </style:style>
    <style:style style:name="T16" style:family="text">
      <style:text-properties style:text-position="super 58%" officeooo:rsid="0010226c"/>
    </style:style>
    <style:style style:name="T17" style:family="text">
      <style:text-properties style:text-position="super 58%" fo:font-weight="bold" officeooo:rsid="0010226c" style:font-weight-asian="bold" style:font-weight-complex="bold"/>
    </style:style>
    <style:style style:name="T18" style:family="text">
      <style:text-properties style:text-position="super 58%" fo:font-weight="normal" officeooo:rsid="0010226c" style:font-weight-asian="normal" style:font-weight-complex="normal"/>
    </style:style>
    <style:style style:name="T19" style:family="text">
      <style:text-properties officeooo:rsid="00103504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/><text:span text:style-name="T14">5</text:span><text:span text:style-name="T16">th</text:span><text:span text:style-name="T16"> </text:span><text:span text:style-name="T10">Feb Assignment.</text:span></text:p>
      <text:p text:style-name="P7"><text:span text:style-name="T7">Introduction to Version Control System.</text:span></text:p>
      <text:list xml:id="list2737281653" text:style-name="L1">
        <text:list-item>
          <text:p text:style-name="P8">Git Setup <text:a xlink:type="simple" xlink:href="https://confluence.atlassian/" text:style-name="Internet_20_link" text:visited-style-name="Visited_20_Internet_20_Link">https://confluence.atlassian</text:a><text:a xlink:type="simple" xlink:href="https://confluence.atlassian.com/bitbucket/set-up-git-744723531.html" office:target-frame-name="_blank" xlink:show="new" text:style-name="Internet_20_link" text:visited-style-name="Visited_20_Internet_20_Link">.</text:a></text:p>
          <text:p text:style-name="P9">Ans:- I <text:span text:style-name="T14">did with</text:span> <text:span text:style-name="T1">sudo apt install git</text:span> and <text:span text:style-name="T1">git config </text:span>for username and useremail setup.</text:p>
        </text:list-item>
        <text:list-item>
          <text:p text:style-name="P10">Initialize a Git Repository </text:p>
          <text:p text:style-name="P9">Ans:- <text:s/>mkdir intro_to_git</text:p>
          <text:list>
            <text:list-header>
              <text:p text:style-name="P9"><text:span text:style-name="T1">cd intro_to_git</text:span> </text:p>
              <text:p text:style-name="P9"><text:span text:style-name="T1">git init</text:span> </text:p>
            </text:list-header>
          </text:list>
        </text:list-item>
        <text:list-item>
          <text:p text:style-name="P10">Add files to the repository </text:p>
          <text:p text:style-name="P9">Ans:- <text:span text:style-name="T1">touch</text:span> for creating files.</text:p>
          <text:list>
            <text:list-header>
              <text:p text:style-name="P9"><text:span text:style-name="T8">git</text:span><text:span text:style-name="T1"> add filename</text:span> for staging the files</text:p>
            </text:list-header>
          </text:list>
        </text:list-item>
        <text:list-item>
          <text:p text:style-name="P10">Unstage 1 file </text:p>
          <text:p text:style-name="P11">Ans:- <text:span text:style-name="T1">git reset – alpha.txt</text:span></text:p>
        </text:list-item>
        <text:list-item>
          <text:p text:style-name="P10">Commit the file </text:p>
        </text:list-item>
      </text:list>
      <text:p text:style-name="P2"><text:tab/><text:span text:style-name="T11">Ans:- </text:span><text:span text:style-name="T2">git commit -m “Comment for changes”</text:span></text:p>
      <text:list xml:id="list225943592067064" text:continue-numbering="true" text:style-name="L1">
        <text:list-item>
          <text:p text:style-name="P10">Add a remote </text:p>
          <text:p text:style-name="P12">Ans:- <text:span text:style-name="T1">git remote add proctor https://github.com/faizaansaifi/git_first_commit.git</text:span></text:p>
        </text:list-item>
        <text:list-item>
          <text:p text:style-name="P10">Undo changes to a particular file </text:p>
          <text:p text:style-name="P12">Ans:- <text:span text:style-name="T1">git stash</text:span> it removes the changes and save them in a temporary storage.</text:p>
        </text:list-item>
        <text:list-item>
          <text:p text:style-name="P10">Push changes to Github </text:p>
          <text:p text:style-name="P12">Ans:- <text:span text:style-name="T3">git push -u proctor foo</text:span></text:p>
        </text:list-item>
        <text:list-item>
          <text:p text:style-name="P10">Clone the repository </text:p>
          <text:p text:style-name="P13">Ans:- git clone <text:span text:style-name="T4">https://github.com/faizaansaifi/git_first_commit.git</text:span></text:p>
        </text:list-item>
        <text:list-item>
          <text:p text:style-name="P10">Add changes to one of the copies and pull the changes in the other. </text:p>
          <text:p text:style-name="P13">Ans:- <text:span text:style-name="T5">echo “Some msg about updation” </text:span></text:p>
          <text:list>
            <text:list-header>
              <text:p text:style-name="P14">git pull</text:p>
            </text:list-header>
          </text:list>
        </text:list-item>
        <text:list-item>
          <text:p text:style-name="P10">Check differences between a file and its staged version </text:p>
          <text:p text:style-name="P17">Ans:- <text:span text:style-name="T12">With the help of </text:span><text:span text:style-name="T6">git diff</text:span><text:span text:style-name="T12"> one can see the difference between staged and normal pulled file.</text:span></text:p>
        </text:list-item>
        <text:list-item>
          <text:p text:style-name="P10">Ignore a few files to be checked in </text:p>
          <text:p text:style-name="P18">Ans:- with the help of <text:span text:style-name="T1">git rm –cached file1, <text:s/></text:span><text:span text:style-name="T13">I can mention file to ignore. It creates a local .gitignore repo.</text:span></text:p>
        </text:list-item>
        <text:list-item>
          <text:p text:style-name="P10">Create a new branch. </text:p>
          <text:p text:style-name="P13">Ans:- <text:span text:style-name="T1">git branch newbranch</text:span></text:p>
        </text:list-item>
        <text:list-item>
          <text:p text:style-name="P10">Diverge them with commits </text:p>
          <text:p text:style-name="P13">Ans:- <text:span text:style-name="T1">git branch loop</text:span></text:p>
          <text:list>
            <text:list-header>
              <text:p text:style-name="P15">git branch pool</text:p>
              <text:p text:style-name="P15">git checkout loop</text:p>
              <text:p text:style-name="P15">echo “some msg” &gt; file1</text:p>
              <text:p text:style-name="P15">git add file1</text:p>
              <text:p text:style-name="P15">git commit -m “File1 commit to loop”</text:p>
              <text:p text:style-name="P15">git checkout pool</text:p>
              <text:p text:style-name="P15">echo “Some another msg” &gt; file2</text:p>
              <text:p text:style-name="P15">git add file2</text:p>
              <text:p text:style-name="P15">git commit -m “File2 commit to pool”</text:p>
              <text:p text:style-name="P13"/>
            </text:list-header>
          </text:list>
        </text:list-item>
        <text:list-item>
          <text:p text:style-name="P10">Edit the same file at the same line on both branches and commit </text:p>
          <text:p text:style-name="P20">Ans:- Done in 14th answer.</text:p>
          <text:p text:style-name="P10"/>
        </text:list-item>
        <text:list-item>
          <text:p text:style-name="P10"><text:soft-page-break/>Try merging and resolve merge conflicts </text:p>
          <text:p text:style-name="P19">Ans:-<text:span text:style-name="T1"> git merge pool</text:span> <text:s/>//for merging</text:p>
          <text:list>
            <text:list-header>
              <text:p text:style-name="P19">For resolving the conflicts, I will mannually open the file in repository and check which content I would require between “&gt;&gt;&gt;&gt;&gt;&gt;&gt;” “=======” “&lt;&lt;&lt;&lt;&lt;&lt;” these symbols.</text:p>
            </text:list-header>
          </text:list>
        </text:list-item>
        <text:list-item>
          <text:p text:style-name="P10">Stash the changes and pop them </text:p>
          <text:p text:style-name="P19">Ans:- <text:span text:style-name="T1">git stash</text:span></text:p>
          <text:p text:style-name="P16">git stash pop</text:p>
        </text:list-item>
        <text:list-item>
          <text:p text:style-name="P3">Add the following code to your .bashrc file :</text:p>
          <text:p text:style-name="P4">color_prompt="yes"<text:line-break/>parse_git_branch() {<text:line-break/>git branch 2&gt; /dev/null | sed -e '/^[^*]/d' -e 's/* \(.*\)/(\1)/'<text:line-break/>}<text:line-break/>if [ "$color_prompt" = yes ];</text:p>
          <text:p text:style-name="P4">then<text:line-break/>PS1='\u@\h\[\033[00m\]:\[\033[<text:line-break/>else<text:line-break/>PS1='\u@\h:\W $(parse_git_branch)\$ '<text:line-break/>fi<text:line-break/>unset color_prompt force_color_prompt </text:p>
          <text:p text:style-name="P6">Ans:- <text:s/><text:span text:style-name="T19">Error occurs.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5T16:19:01.351495690</meta:creation-date>
    <dc:date>2019-02-05T22:59:42.204124884</dc:date>
    <meta:editing-duration>PT26M47S</meta:editing-duration>
    <meta:editing-cycles>3</meta:editing-cycles>
    <meta:generator>LibreOffice/6.0.3.2$Linux_X86_64 LibreOffice_project/00m0$Build-2</meta:generator>
    <meta:document-statistic meta:table-count="0" meta:image-count="0" meta:object-count="0" meta:page-count="2" meta:paragraph-count="55" meta:word-count="380" meta:character-count="2268" meta:non-whitespace-character-count="1934"/>
  </office:meta>
</office:document-meta>
</file>